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ccfa5" officeooo:paragraph-rsid="001ccfa5"/>
    </style:style>
    <style:style style:name="P2" style:family="paragraph" style:parent-style-name="Text_20_body" style:list-style-name="L1">
      <style:text-properties officeooo:rsid="001e061a" officeooo:paragraph-rsid="001e06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ginning the New Testament</text:h>
      <text:p text:style-name="P1">2015-01-09 Study Day</text:p>
      <text:p text:style-name="P1">Workship including <text:a xlink:type="simple" xlink:href="http://www.methodist.org.uk/who-we-are/what-is-distinctive-about-methodism/a-covenant-with-god" text:style-name="Internet_20_link" text:visited-style-name="Visited_20_Internet_20_Link">The Methodist Covenent Prayer</text:a></text:p>
      <text:h text:style-name="Heading_20_2" text:outline-level="2">Literary Introduction to the N.T.</text:h>
      <text:list xml:id="list3804859905598733191" text:style-name="L1">
        <text:list-item>
          <text:p text:style-name="P2">Books: Gospels &amp; Acts; letters; Rev</text:p>
          <text:list>
            <text:list-item>
              <text:p text:style-name="P2">Not written in that order</text:p>
              <text:list>
                <text:list-item>
                  <text:p text:style-name="P2">Some letters before Mark</text:p>
                </text:list-item>
                <text:list-item>
                  <text:p text:style-name="P2">more letters then Matthew an Luke</text:p>
                </text:list-item>
                <text:list-item>
                  <text:p text:style-name="P2">More letters, Rev somewhen</text:p>
                </text:list-item>
                <text:list-item>
                  <text:p text:style-name="P2">then John</text:p>
                </text:list-item>
                <text:list-item>
                  <text:p text:style-name="P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6M23S</meta:editing-duration>
    <meta:editing-cycles>4</meta:editing-cycles>
    <meta:generator>LibreOffice/4.4.7.2$Windows_x86 LibreOffice_project/f3153a8b245191196a4b6b9abd1d0da16eead600</meta:generator>
    <dc:date>2016-01-10T09:18:33.169000000</dc:date>
    <meta:document-statistic meta:table-count="0" meta:image-count="0" meta:object-count="0" meta:page-count="1" meta:paragraph-count="11" meta:word-count="52" meta:character-count="287" meta:non-whitespace-character-count="252"/>
    <meta:user-defined meta:name="Info 1"/>
    <meta:user-defined meta:name="Info 2"/>
    <meta:user-defined meta:name="Info 3"/>
    <meta:user-defined meta:name="Info 4"/>
  </office:meta>
</office:document-meta>
</file>